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300000065681EB0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6dbad6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98950" officeooo:paragraph-rsid="0062596b"/>
    </style:style>
    <style:style style:name="P3" style:family="paragraph" style:parent-style-name="Standard">
      <style:text-properties style:font-name="Arial" officeooo:rsid="00198950" officeooo:paragraph-rsid="0060ed6b"/>
    </style:style>
    <style:style style:name="P4" style:family="paragraph" style:parent-style-name="Standard">
      <style:text-properties style:font-name="Arial" officeooo:rsid="00198950" officeooo:paragraph-rsid="001d4a66"/>
    </style:style>
    <style:style style:name="P5" style:family="paragraph" style:parent-style-name="Standard">
      <style:text-properties style:font-name="Arial" officeooo:rsid="00198950" officeooo:paragraph-rsid="0068e5f7"/>
    </style:style>
    <style:style style:name="P6" style:family="paragraph" style:parent-style-name="Standard">
      <style:text-properties style:font-name="Arial" officeooo:rsid="00198950" officeooo:paragraph-rsid="006cf85f"/>
    </style:style>
    <style:style style:name="P7" style:family="paragraph" style:parent-style-name="Standard">
      <style:text-properties style:font-name="Arial" officeooo:rsid="00198950" officeooo:paragraph-rsid="00205b01"/>
    </style:style>
    <style:style style:name="P8" style:family="paragraph" style:parent-style-name="Standard">
      <style:text-properties style:font-name="Arial" fo:font-weight="bold" officeooo:rsid="00222b7b" officeooo:paragraph-rsid="00222b7b" style:font-weight-asian="bold" style:font-weight-complex="bold"/>
    </style:style>
    <style:style style:name="P9" style:family="paragraph" style:parent-style-name="Standard">
      <style:text-properties style:font-name="Arial" fo:font-weight="bold" officeooo:rsid="0023d80d" officeooo:paragraph-rsid="0023d80d" style:font-weight-asian="bold" style:font-weight-complex="bold"/>
    </style:style>
    <style:style style:name="P10" style:family="paragraph" style:parent-style-name="Standard">
      <style:text-properties style:font-name="Arial" fo:font-weight="bold" officeooo:rsid="00269268" officeooo:paragraph-rsid="00269268" style:font-weight-asian="bold" style:font-weight-complex="bold"/>
    </style:style>
    <style:style style:name="P11" style:family="paragraph" style:parent-style-name="Standard">
      <style:text-properties style:font-name="Arial" fo:font-weight="bold" officeooo:rsid="0029e56e" officeooo:paragraph-rsid="0029e56e" style:font-weight-asian="bold" style:font-weight-complex="bold"/>
    </style:style>
    <style:style style:name="P12" style:family="paragraph" style:parent-style-name="Standard">
      <style:text-properties style:font-name="Arial" fo:font-weight="bold" officeooo:rsid="002be4ed" officeooo:paragraph-rsid="002be4ed" style:font-weight-asian="bold" style:font-weight-complex="bold"/>
    </style:style>
    <style:style style:name="P13" style:family="paragraph" style:parent-style-name="Standard">
      <style:text-properties style:font-name="Arial" fo:font-weight="bold" officeooo:rsid="0044d30c" officeooo:paragraph-rsid="0044d30c" style:font-weight-asian="bold" style:font-weight-complex="bold"/>
    </style:style>
    <style:style style:name="P14" style:family="paragraph" style:parent-style-name="Standard" style:list-style-name="L2">
      <style:text-properties style:font-name="Arial" fo:font-weight="bold" officeooo:rsid="0044d30c" officeooo:paragraph-rsid="0044d30c" style:font-weight-asian="bold" style:font-weight-complex="bold"/>
    </style:style>
    <style:style style:name="P15" style:family="paragraph" style:parent-style-name="Standard">
      <style:text-properties style:font-name="Arial" fo:font-weight="normal" officeooo:rsid="00222b7b" officeooo:paragraph-rsid="00222b7b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23d80d" officeooo:paragraph-rsid="0023d80d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269268" officeooo:paragraph-rsid="00269268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288156" officeooo:paragraph-rsid="00288156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29e56e" officeooo:paragraph-rsid="0029e56e" style:font-weight-asian="normal" style:font-weight-complex="normal"/>
    </style:style>
    <style:style style:name="P20" style:family="paragraph" style:parent-style-name="Standard" style:list-style-name="L1">
      <style:text-properties style:font-name="Arial" fo:font-weight="normal" officeooo:rsid="0029e56e" officeooo:paragraph-rsid="00335735" style:font-weight-asian="normal" style:font-weight-complex="normal"/>
    </style:style>
    <style:style style:name="P21" style:family="paragraph" style:parent-style-name="Standard" style:list-style-name="L1">
      <style:text-properties style:font-name="Arial" fo:font-weight="normal" officeooo:rsid="0029e56e" officeooo:paragraph-rsid="00319af7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3a9549" officeooo:paragraph-rsid="002be4ed" style:font-weight-asian="normal" style:font-weight-complex="normal"/>
    </style:style>
    <style:style style:name="P23" style:family="paragraph" style:parent-style-name="Standard" style:list-style-name="L1">
      <style:text-properties style:font-name="Arial" fo:font-weight="normal" officeooo:rsid="002be4ed" officeooo:paragraph-rsid="003da817" style:font-weight-asian="normal" style:font-weight-complex="normal"/>
    </style:style>
    <style:style style:name="P24" style:family="paragraph" style:parent-style-name="Standard" style:list-style-name="L1">
      <style:text-properties style:font-name="Arial" fo:font-weight="normal" officeooo:rsid="002be4ed" officeooo:paragraph-rsid="002be4ed" style:font-weight-asian="normal" style:font-weight-complex="normal"/>
    </style:style>
    <style:style style:name="P25" style:family="paragraph" style:parent-style-name="Standard" style:list-style-name="L1">
      <style:text-properties style:font-name="Arial" fo:font-weight="normal" officeooo:rsid="002be4ed" officeooo:paragraph-rsid="0042eef0" style:font-weight-asian="normal" style:font-weight-complex="normal"/>
    </style:style>
    <style:style style:name="P26" style:family="paragraph" style:parent-style-name="Standard" style:list-style-name="L1">
      <style:text-properties style:font-name="Arial" fo:font-weight="normal" officeooo:rsid="002be4ed" officeooo:paragraph-rsid="0030cf80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2be4ed" officeooo:paragraph-rsid="002be4ed" style:font-weight-asian="normal" style:font-weight-complex="normal"/>
    </style:style>
    <style:style style:name="P28" style:family="paragraph" style:parent-style-name="Standard" style:list-style-name="L1">
      <style:text-properties style:font-name="Arial" fo:font-weight="normal" officeooo:rsid="002d02fb" officeooo:paragraph-rsid="002d02fb" style:font-weight-asian="normal" style:font-weight-complex="normal"/>
    </style:style>
    <style:style style:name="P29" style:family="paragraph" style:parent-style-name="Standard" style:list-style-name="L1">
      <style:text-properties style:font-name="Arial" fo:font-weight="normal" officeooo:rsid="00335735" officeooo:paragraph-rsid="00335735" style:font-weight-asian="normal" style:font-weight-complex="normal"/>
    </style:style>
    <style:style style:name="P30" style:family="paragraph" style:parent-style-name="Standard" style:list-style-name="L1">
      <style:text-properties style:font-name="Arial" fo:font-weight="normal" officeooo:rsid="00382f96" officeooo:paragraph-rsid="00382f96" style:font-weight-asian="normal" style:font-weight-complex="normal"/>
    </style:style>
    <style:style style:name="P31" style:family="paragraph" style:parent-style-name="Standard" style:list-style-name="L2">
      <style:text-properties style:font-name="Arial" fo:font-weight="normal" officeooo:rsid="00466c7d" officeooo:paragraph-rsid="00466c7d" style:font-weight-asian="normal" style:font-weight-complex="normal"/>
    </style:style>
    <style:style style:name="P32" style:family="paragraph" style:parent-style-name="Standard" style:list-style-name="L2">
      <style:text-properties style:font-name="Arial" fo:font-weight="normal" officeooo:rsid="00466c7d" officeooo:paragraph-rsid="0047f0cb" style:font-weight-asian="normal" style:font-weight-complex="normal"/>
    </style:style>
    <style:style style:name="P33" style:family="paragraph" style:parent-style-name="Standard" style:list-style-name="L2">
      <style:text-properties style:font-name="Arial" fo:font-weight="normal" officeooo:rsid="004972eb" officeooo:paragraph-rsid="004972eb" style:font-weight-asian="normal" style:font-weight-complex="normal"/>
    </style:style>
    <style:style style:name="P34" style:family="paragraph" style:parent-style-name="Standard" style:list-style-name="L2">
      <style:text-properties style:font-name="Arial" fo:font-weight="normal" officeooo:rsid="004b3ee0" officeooo:paragraph-rsid="004b3ee0" style:font-weight-asian="normal" style:font-weight-complex="normal"/>
    </style:style>
    <style:style style:name="P35" style:family="paragraph" style:parent-style-name="Standard" style:list-style-name="L2">
      <style:text-properties style:font-name="Arial" fo:font-weight="normal" officeooo:rsid="004b3ee0" officeooo:paragraph-rsid="005af8bd" style:font-weight-asian="normal" style:font-weight-complex="normal"/>
    </style:style>
    <style:style style:name="P36" style:family="paragraph" style:parent-style-name="Standard" style:list-style-name="L2">
      <style:text-properties style:font-name="Arial" fo:font-weight="normal" officeooo:rsid="004b3ee0" officeooo:paragraph-rsid="00594c1a" style:font-weight-asian="normal" style:font-weight-complex="normal"/>
    </style:style>
    <style:style style:name="P37" style:family="paragraph" style:parent-style-name="Standard" style:list-style-name="L2">
      <style:text-properties style:font-name="Arial" fo:font-weight="normal" officeooo:rsid="004cf875" officeooo:paragraph-rsid="004cf875" style:font-weight-asian="normal" style:font-weight-complex="normal"/>
    </style:style>
    <style:style style:name="P38" style:family="paragraph" style:parent-style-name="Standard" style:list-style-name="L2">
      <style:text-properties style:font-name="Arial" fo:font-weight="normal" officeooo:rsid="004cf875" officeooo:paragraph-rsid="005d9052" style:font-weight-asian="normal" style:font-weight-complex="normal"/>
    </style:style>
    <style:style style:name="P39" style:family="paragraph" style:parent-style-name="Standard" style:list-style-name="L2">
      <style:text-properties style:font-name="Arial" fo:font-weight="normal" officeooo:rsid="004d4fa9" officeooo:paragraph-rsid="004d4fa9" style:font-weight-asian="normal" style:font-weight-complex="normal"/>
    </style:style>
    <style:style style:name="P40" style:family="paragraph" style:parent-style-name="Standard" style:list-style-name="L2">
      <style:text-properties style:font-name="Arial" fo:font-weight="normal" officeooo:rsid="0050afcb" officeooo:paragraph-rsid="0050afcb" style:font-weight-asian="normal" style:font-weight-complex="normal"/>
    </style:style>
    <style:style style:name="P41" style:family="paragraph" style:parent-style-name="Standard" style:list-style-name="L2">
      <style:text-properties style:font-name="Arial" fo:font-weight="normal" officeooo:rsid="0050affe" officeooo:paragraph-rsid="0050affe" style:font-weight-asian="normal" style:font-weight-complex="normal"/>
    </style:style>
    <style:style style:name="P42" style:family="paragraph" style:parent-style-name="Standard" style:list-style-name="L2">
      <style:text-properties style:font-name="Arial" fo:font-weight="normal" officeooo:rsid="00514ed0" officeooo:paragraph-rsid="00514ed0" style:font-weight-asian="normal" style:font-weight-complex="normal"/>
    </style:style>
    <style:style style:name="P43" style:family="paragraph" style:parent-style-name="Standard" style:list-style-name="L2">
      <style:text-properties style:font-name="Arial" fo:font-weight="normal" officeooo:rsid="00528e75" officeooo:paragraph-rsid="00528e75" style:font-weight-asian="normal" style:font-weight-complex="normal"/>
    </style:style>
    <style:style style:name="P44" style:family="paragraph" style:parent-style-name="Standard">
      <style:text-properties style:font-name="Arial" officeooo:rsid="00222b7b" officeooo:paragraph-rsid="00222b7b"/>
    </style:style>
    <style:style style:name="P45" style:family="paragraph" style:parent-style-name="Standard">
      <style:text-properties style:font-name="Arial" officeooo:rsid="0023d80d" officeooo:paragraph-rsid="0023d80d"/>
    </style:style>
    <style:style style:name="P46" style:family="paragraph" style:parent-style-name="Standard">
      <style:text-properties style:font-name="Arial" fo:language="en" fo:country="US" fo:font-weight="bold" officeooo:rsid="0025bad6" officeooo:paragraph-rsid="0025bad6" style:font-weight-asian="bold" style:font-weight-complex="bold"/>
    </style:style>
    <style:style style:name="P47" style:family="paragraph" style:parent-style-name="Standard">
      <style:text-properties style:font-name="Arial" fo:language="en" fo:country="US" fo:font-weight="normal" officeooo:rsid="0025bad6" officeooo:paragraph-rsid="0025bad6" style:font-weight-asian="normal" style:font-weight-complex="normal"/>
    </style:style>
    <style:style style:name="P48" style:family="paragraph" style:parent-style-name="Standard" style:list-style-name="L2">
      <style:text-properties style:font-name="Arial" fo:language="en" fo:country="US" fo:font-weight="normal" officeooo:rsid="0050afcb" officeooo:paragraph-rsid="0050afcb" style:font-weight-asian="normal" style:font-weight-complex="normal"/>
    </style:style>
    <style:style style:name="T1" style:family="text">
      <style:text-properties officeooo:rsid="001d4a66"/>
    </style:style>
    <style:style style:name="T2" style:family="text">
      <style:text-properties fo:font-weight="bold"/>
    </style:style>
    <style:style style:name="T3" style:family="text">
      <style:text-properties officeooo:rsid="00205b01"/>
    </style:style>
    <style:style style:name="T4" style:family="text">
      <style:text-properties officeooo:rsid="002d02fb"/>
    </style:style>
    <style:style style:name="T5" style:family="text">
      <style:text-properties officeooo:rsid="0030cf80"/>
    </style:style>
    <style:style style:name="T6" style:family="text">
      <style:text-properties style:font-name="Arial" fo:font-weight="normal" officeooo:rsid="006dbad6" style:font-weight-asian="normal" style:font-weight-complex="normal"/>
    </style:style>
    <style:style style:name="T7" style:family="text">
      <style:text-properties style:font-name="Arial" fo:font-weight="normal" officeooo:rsid="006e0fad" style:font-weight-asian="normal" style:font-weight-complex="normal"/>
    </style:style>
    <style:style style:name="T8" style:family="text">
      <style:text-properties officeooo:rsid="002be4ed"/>
    </style:style>
    <style:style style:name="T9" style:family="text">
      <style:text-properties officeooo:rsid="00335735"/>
    </style:style>
    <style:style style:name="T10" style:family="text">
      <style:text-properties officeooo:rsid="003482f0"/>
    </style:style>
    <style:style style:name="T11" style:family="text">
      <style:text-properties officeooo:rsid="00382f96"/>
    </style:style>
    <style:style style:name="T12" style:family="text">
      <style:text-properties officeooo:rsid="0042eef0"/>
    </style:style>
    <style:style style:name="T13" style:family="text">
      <style:text-properties officeooo:rsid="0047f0cb"/>
    </style:style>
    <style:style style:name="T14" style:family="text">
      <style:text-properties officeooo:rsid="00494366"/>
    </style:style>
    <style:style style:name="T15" style:family="text">
      <style:text-properties officeooo:rsid="004b3ee0"/>
    </style:style>
    <style:style style:name="T16" style:family="text">
      <style:text-properties officeooo:rsid="0050afcb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542ae4"/>
    </style:style>
    <style:style style:name="T19" style:family="text">
      <style:text-properties fo:language="en" fo:country="US" officeooo:rsid="00561dab"/>
    </style:style>
    <style:style style:name="T20" style:family="text">
      <style:text-properties fo:language="en" fo:country="US" officeooo:rsid="0058113f"/>
    </style:style>
    <style:style style:name="T21" style:family="text">
      <style:text-properties officeooo:rsid="00594c1a"/>
    </style:style>
    <style:style style:name="T22" style:family="text">
      <style:text-properties officeooo:rsid="005be382"/>
    </style:style>
    <style:style style:name="T23" style:family="text">
      <style:text-properties officeooo:rsid="005d9052"/>
    </style:style>
    <style:style style:name="T24" style:family="text">
      <style:text-properties fo:font-size="14pt" fo:font-weight="bold" officeooo:rsid="0060ed6b" style:font-size-asian="14pt" style:font-weight-asian="bold" style:font-size-complex="14pt" style:font-weight-complex="bold"/>
    </style:style>
    <style:style style:name="T25" style:family="text">
      <style:text-properties fo:font-weight="normal" officeooo:rsid="006dbad6" style:font-weight-asian="normal" style:font-weight-complex="normal"/>
    </style:style>
    <style:style style:name="T26" style:family="text">
      <style:text-properties fo:font-weight="normal" officeooo:rsid="006e0fad" style:font-weight-asian="normal" style:font-weight-complex="normal"/>
    </style:style>
    <style:style style:name="T27" style:family="text">
      <style:text-properties style:font-name="Arial" fo:font-weight="normal" officeooo:rsid="006dbad6" style:font-weight-asian="normal" style:font-weight-complex="normal"/>
    </style:style>
    <style:style style:name="T28" style:family="text">
      <style:text-properties style:font-name="Arial" fo:font-weight="normal" officeooo:rsid="006e0fa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CCESS TO SITE</text:span><text:line-break/><text:line-break/>Module displaying a warning page and conditions before entering the site.<text:line-break/>Module MODULESing access to the shop and to the newsletter subscription.<text:line-break/>Module to MODULES and redirect certain IP addresses<text:line-break/><text:line-break/><text:span text:style-name="T2">NAVIGATION BAR</text:span><text:line-break/><text:line-break/>Horizontal navigation bar.<text:line-break/>Navigation bar type sliding mootools.<text:line-break/><text:line-break/><text:span text:style-name="T2">CATEGORIES, MENU</text:span><text:line-break/><text:line-break/>VERTICAL MENU<text:line-break/></text:p>
      <text:p text:style-name="P4">Vertical drop down menu.<text:line-break/>Vertical sliding menu.<text:line-break/>Displays a vertical menu that unfolds like an accordion.<text:line-break/>Menu configurable in the admin module.<text:line-break/><text:line-break/>HORIZONTAL MENU<text:line-break/></text:p>
      <text:p text:style-name="P5">Module displaying categories as a menu based on jQuery Droppy.<text:line-break/>Css horizontal drop down menu.<text:line-break/>Css horizontal menu.<text:line-break/>Module to have a horizontal menu categories.<text:line-break/>Module displaying categories in the center of the homepage.<text:line-break/><text:line-break/><text:span text:style-name="T2">EDITORIAL</text:span><text:line-break/><text:line-break/>Module displaying a Youtube video to replace the image module editorial.<text:line-break/><text:line-break/><text:span text:style-name="T2">CAROUSSEL AND SLIDESHOWS</text:span><text:line-break/><text:line-break/>Editorial Module modified for display instead of the image slideshows<text:line-break/>Module displays an image gallery<text:line-break/>Module scrolling gallery product home page<text:line-break/>Module displaying a carousel of images as a slideshow<text:line-break/>Modules slideshow settings in the admin (multilingual text and images)<text:line-break/>Module to display a random image slider according to the category.<text:line-break/>Module displays a slideshow<text:line-break/><text:line-break/><text:span text:style-name="T2">KEY PRODUCTS</text:span><text:line-break/><text:line-break/>Module Products headlights with magnification of the image overview.<text:line-break/>Allows you to choose the type of sort for the display of key products, choice of price display and buttons.<text:line-break/>Displays quirky way of leading products in all objects or class.<text:line-break/>Module displaying featured products or new products with a slide show based on Start / Stop Slider.<text:line-break/></text:p>
      <text:p text:style-name="P5"><text:soft-page-break/></text:p>
      <text:p text:style-name="P6"><text:line-break/><text:span text:style-name="T2">FOOTER</text:span><text:line-break/><text:line-break/>Module allows the addition of images and html code in the footer.<text:line-break/><text:line-break/><text:span text:style-name="T2">HEADER</text:span><text:line-break/><text:line-break/>Module to add content without editing the header file header.t<text:span text:style-name="T1">t</text:span>.<text:line-break/><text:line-break/><text:span text:style-name="T2">POP UP</text:span><text:line-break/><text:line-break/>Module displaying a popup based on the script for jQuery jGrowl.<text:line-break/><text:line-break/><text:span text:style-name="T2">PAGE PEEL</text:span><text:line-break/><text:line-break/>Module displaying a page peel effect on the simple upper right edge.<text:line-break/><text:line-break/><text:line-break/><text:span text:style-name="T2"> FOREIGN LANGUAGES</text:span><text:line-break/><text:line-break/>Module displaying a MODULES with languages and currencies menu.<text:line-break/>Module displaying the choice of language in the form of flags down.<text:line-break/>Module displaying currency in the form of menu.<text:line-break/><text:line-break/><text:span text:style-name="T2">MANUFACTURERS</text:span><text:line-break/><text:line-break/>Module manufacturers modified to display the image of the manufacturer.<text:line-break/><text:line-break/><text:span text:style-name="T2">HTML</text:span><text:line-break/><text:line-break/>Allows inserting html code in a MODULES.<text:line-break/><text:line-break/><text:span text:style-name="T2">INFO</text:span><text:line-break/><text:line-break/>Module to display a menu of other links on the cms you have created.<text:line-break/>+ Module hack to display and sort the links of CMS.<text:line-break/><text:line-break/><text:span text:style-name="T2">LINKS</text:span><text:line-break/><text:line-break/>Module modified to display different links depending on the language.<text:line-break/><text:line-break/><text:span text:style-name="T2">LOGO OF PAYMENT</text:span><text:line-break/><text:line-break/>Module to select via the administration section number associated CMS.<text:line-break/><text:line-break/><text:span text:style-name="T2">MY ACCOUNT</text:span><text:line-break/><text:line-break/>Module modified to display a box to enter login and password if the user is offline.<text:line-break/></text:p>
      <text:p text:style-name="P6"/>
      <text:p text:style-name="P6"><text:soft-page-break/></text:p>
      <text:p text:style-name="P6"><text:line-break/><text:span text:style-name="T2">NEWSLETTER</text:span><text:line-break/><text:line-break/>Newsletter Module modified to add a text from the admin.<text:line-break/>Module changed with option to not appear if the user is already registered.<text:line-break/><text:line-break/><text:span text:style-name="T2">NEW PRODUCTS</text:span><text:line-break/><text:line-break/>Module changed with option to not appear if no new products.<text:line-break/>Displays a MODULES with promotional images superimposed.<text:line-break/><text:line-break/><text:span text:style-name="T2">PROMOTION PACK</text:span><text:line-break/><text:line-break/>Displays a MODULES with a promotion vertical carousel<text:line-break/>+ Adjustment for new products by Legh.<text:line-break/>Module MODULES specials changed with option to not appear if no promotion.<text:line-break/>MODULES with countdown for promotion.<text:line-break/><text:line-break/><text:span text:style-name="T2">ADVERTISING</text:span><text:line-break/><text:line-break/>Module to configure ad space in several locations.<text:line-break/>Advertising module modified to display the image in a MODULES.<text:line-break/>Module displaying advertisements so quirky.<text:line-break/>Management module wrapping advertisements page.<text:line-break/><text:line-break/><text:span text:style-name="T2">SEARCH</text:span><text:line-break/></text:p>
      <text:p text:style-name="P6">Module search changed to Advanced Search.<text:line-break/>Add suggestions for research.<text:line-break/>Module allowing research on choice (home, manufacturers, tag).<text:line-break/>Module search modified to be placed in footer.<text:line-break/>Module allows you to search by attribute.<text:line-break/><text:line-break/><text:span text:style-name="T2">RSS</text:span><text:line-break/><text:line-break/>Module displaying icons and links to social sites.<text:line-break/><text:line-break/><text:span text:style-name="T2">SUPPORT ONLINE</text:span><text:line-break/><text:line-break/>Adds a contact MODULES Skype.<text:line-break/>Module ID showing the status of Yahoo employees on your site.<text:line-break/>Module displaying a MODULES MSN Messenger chat.<text:line-break/>Online Support with Help Center Live.<text:line-break/>MODULES online support.<text:line-break/><text:line-break/><text:span text:style-name="T2">TAG</text:span><text:line-break/><text:line-break/>Module displays a menu with tags.<text:line-break/>Module displaying a MODULES tag cloud flash based on WP-Cumulus.<text:line-break/></text:p>
      <text:p text:style-name="P6"><text:soft-page-break/></text:p>
      <text:p text:style-name="P6"><text:line-break/><text:span text:style-name="T2">USER</text:span><text:line-break/><text:line-break/>Module displaying a MODULES with user info, login.<text:line-break/><text:line-break/><text:span text:style-name="T2">VARIOUS MODULESS</text:span><text:line-break/><text:line-break/>Module displaying a MODULES with Google Map.<text:line-break/>Module displaying a MODULES with Google Translate for translation. Do not allow the buying process.<text:line-break/>Displays a MODULES allowing the visitor to choose the topic they wish.<text:line-break/>Displays a MODULES with information about visitors: number of connected IP ...<text:line-break/>Module displaying a MODULES with a counter.<text:line-break/>Module displaying a MODULES with an opportunity to vote and display the results of voting.<text:line-break/>Module to display a widget Twitter Connect.<text:line-break/>Displays columns or footer in a small bar with the number of visitors online.<text:line-break/><text:line-break/><text:span text:style-name="T2">EXPANSION OF IMAGE</text:span><text:line-break/><text:line-break/>Expansion module for the overview of the product image in the product listing.<text:line-break/><text:line-break/><text:span text:style-name="T2">PRODUCT SHEET</text:span><text:line-break/><text:line-break/>Module allows customers to contact you about a product.<text:line-break/>Contribution to allow customers to download PDF documents linked to a product sheet. Adds a tab on the product sheet with tabs in and ability to display a page of CMS.<text:line-break/>Module to ask a question about a product by sending a form.<text:line-break/>Module displaying in the form of a product of products that customers have purchased this product.<text:line-break/>Module displaying tags on the product description.<text:line-break/>Module to not display a product whose stock is 0.<text:line-break/>Module allows the customer to rate a product with stars on the fact sheet.<text:line-break/>Module displays in a tab similar products based on tags.<text:line-break/>Contribution to add via the BO PDF files and / or SWF files by language in the product.<text:line-break/><text:line-break/><text:span text:style-name="T2">CART</text:span><text:line-break/><text:line-break/>Contribution to power or not display the basket for each product.<text:line-break/>Module adding a link in the basket for printing.<text:line-break/>Module adding the fees in the summary of the order (cart).<text:line-break/>Module to display an estimate of shipping in the basket in Ajax.<text:line-break/><text:line-break/><text:span text:style-name="T2">COMMENTS, TESTIMONIALS</text:span><text:line-break/></text:p>
      <text:p text:style-name="P6">Contribution adding a page that allows a registered user to leave a comment.<text:line-break/>Module to take testimony on its website in a MODULES and a page.<text:line-break/></text:p>
      <text:p text:style-name="P6"/>
      <text:p text:style-name="P6"/>
      <text:p text:style-name="P6"><text:soft-page-break/></text:p>
      <text:p text:style-name="P6"><text:line-break/><text:span text:style-name="T2">CMS</text:span><text:line-break/><text:line-break/>Contribution to display pages based CMS groups. <text:line-break/>Module to display a Google Map on any page of CMS.<text:line-break/>Contribution to upload images when writing articles for the CMS.<text:line-break/><text:line-break/><text:span text:style-name="T2">CONTACT</text:span><text:line-break/><text:line-break/>Adding a captcha on the contact form.<text:line-break/>Adding a captcha on contact form with added voice and refresh.<text:line-break/><text:line-break/><text:span text:style-name="T2">REGISTRATION / ACCOUNT</text:span><text:line-break/><text:line-break/>Allows validation of entries in the Back Office.<text:line-break/>Acceptance of privacy policy on the registration page.<text:line-break/>Contribution to dispatch an email confirmation of registration for the customer.<text:line-break/><text:line-break/><text:span text:style-name="T2">TERMINAL</text:span><text:line-break/><text:line-break/>Allows access to the admin product directly through the front sheet produced by the administrator.<text:line-break/>Feedback module with the addition of the product name and commented link to the product in the admin.<text:line-break/>Module to delete test orders.<text:line-break/>Module that allows for the back office to print shipping address in the form of a label pdf.<text:line-break/>Module to change the prices of products in a list.<text:line-break/>Module to clean the table by selecting the empty tables in admin.<text:line-break/>Module dashboard to centralize and share information.<text:line-break/>Module displaying a widget desktop with the latest orders on your site.<text:line-break/>Improves Back Office menu by adding drop-down menus.<text:line-break/>Module limiting payment options depending on the mode of transportation.<text:line-break/>Module to restrict payment methods depending on the carrier selected. <text:line-break/>Module to assign carriers to a class of carriers. <text:line-break/>Module to connect as a client. Access to the account of customers of the shop.<text:line-break/>Module to sort the categories manually. <text:line-break/><text:line-break/><text:span text:style-name="T2">AFFILIATION</text:span><text:line-break/><text:line-break/>Affiliate Module based on Affiliates for All.<text:line-break/><text:line-break/><text:span text:style-name="T2">NEWSLETTER</text:span><text:line-break/><text:line-break/>Adds a tab in the BO which makes creating and sending emails to customers on the mailing list.<text:line-break/><text:line-break/><text:span text:style-name="T2">STATISTICS</text:span><text:line-break/></text:p>
      <text:p text:style-name="P7">Statistics Module for Module Rating of Products.<text:line-break/>Module <text:span text:style-name="T3">to </text:span>display the more baskets and visitors.<text:line-break/><text:soft-page-break/>Module to see the exact path of your visitors during the given period.<text:line-break/><text:line-break/><text:span text:style-name="T2">PAYMENT</text:span><text:line-break/><text:line-break/>Module bank transfer with more bank logo, link to the bank ...<text:line-break/>Module to the cash payment to the kidnapping.<text:line-break/>Payment module EuroInformation CIC - Crédit Mutuel.<text:line-break/>Module for payment by administrative mandate.<text:line-break/>Module for payment with Money Gram. <text:line-break/>Module to the card payment offline with the trader's own system.<text:line-break/>Module for payment card with offline payment several times.<text:line-break/>Module for the payment by phone.<text:line-break/>Module to accept payments with Moneybookers.<text:line-break/>Module allows the customer to enter information about payment.<text:line-break/>To use a PayPal account with several shops.<text:line-break/>Paypal Module amended to add fees for Paypal customers.<text:line-break/>Module by Paypal Secure encrypted form.<text:line-break/>Module secure payment by credit card.<text:line-break/>Module developed for the Internet payment of the Banque Populaire / Natixis<text:line-break/>Payment module to reserve a table at the restaurant. <text:line-break/>Module that allows you to pay by Surfing Ticket (ticket-surf.com).<text:line-break/>Module sms payment.<text:line-break/>Module for payment with Western Union.<text:line-break/><text:line-break/><text:span text:style-name="T2">EXPORT</text:span><text:line-break/></text:p>
      <text:p text:style-name="P7">Module to export a catalog in XML format.<text:line-break/>Module for exporting products to XLS format.<text:line-break/>Module which exports the information to a command to Expinet (Software Post).<text:line-break/>Module Export orders in CSV format.<text:line-break/>Export module for Leguide.com and other comparators.<text:line-break/>Module for exporting the items.<text:line-break/>Module to have your shop Prestashop on your Facebook profile.<text:line-break/>Module allowing the export of the database client. Txt format.<text:line-break/><text:line-break/><text:span text:style-name="T2">DISPATCH</text:span><text:line-break/><text:line-break/>manage shipments with UPS.</text:p>
      <text:p text:style-name="P7">manage shipments with <text:span text:style-name="T3">DHL</text:span>.</text:p>
      <text:p text:style-name="P7">manage shipments with <text:span text:style-name="T3">DPD</text:span>.</text:p>
      <text:p text:style-name="P7">manage shipments with <text:span text:style-name="T3">FedEx</text:span>.<text:line-break/><text:line-break/><text:span text:style-name="T2">MISCELLANEOUS</text:span><text:line-break/><text:line-break/>Module that adds code to check Google.</text:p>
      <text:p text:style-name="P7"/>
      <text:p text:style-name="P8">POS</text:p>
      <text:p text:style-name="P8"/>
      <text:p text:style-name="P15">open POS api to connect external pos saftware</text:p>
      <text:p text:style-name="P15">html based POS popup window</text:p>
      <text:p text:style-name="P16">end of day statements</text:p>
      <text:p text:style-name="P16"><text:soft-page-break/></text:p>
      <text:p text:style-name="P16"/>
      <text:p text:style-name="P9">STOCK</text:p>
      <text:p text:style-name="P44"/>
      <text:p text:style-name="P45">handle stocks for organization units</text:p>
      <text:p text:style-name="P45">send stock orders</text:p>
      <text:p text:style-name="P45">read <text:s/>stock receipts</text:p>
      <text:p text:style-name="P45">read dispatch notifications</text:p>
      <text:p text:style-name="P45">create stock requests by user</text:p>
      <text:p text:style-name="P45">stock order cycles for frequently used stock orders</text:p>
      <text:p text:style-name="P45">stock order templates for frequently used stock orders</text:p>
      <text:p text:style-name="P45"/>
      <text:p text:style-name="P9">INVENTORY</text:p>
      <text:p text:style-name="P9"/>
      <text:p text:style-name="P16">create inventories</text:p>
      <text:p text:style-name="P16">print inventories to count</text:p>
      <text:p text:style-name="P9"/>
      <text:p text:style-name="P46">HOSPITALITY</text:p>
      <text:p text:style-name="P46"/>
      <text:p text:style-name="P47">create tabe overview for example restaurants</text:p>
      <text:p text:style-name="P47">orderdisplay for kitchens</text:p>
      <text:p text:style-name="P47">split cheques for seperate payment</text:p>
      <text:p text:style-name="P47"><text:bookmark text:name="result_box"/>posiblility to reserve tables</text:p>
      <text:p text:style-name="P47">produced products sample burger depends on product (bread, chease, leduce …)</text:p>
      <text:p text:style-name="P47"/>
      <text:p text:style-name="P10">TICKETING</text:p>
      <text:p text:style-name="P10"/>
      <text:p text:style-name="P17">needs POS to sell tickets</text:p>
      <text:p text:style-name="P17">scan tickets to validate</text:p>
      <text:p text:style-name="P18">defined entrygates for tickets</text:p>
      <text:p text:style-name="P18"/>
      <text:p text:style-name="P11">CURRENCIES</text:p>
      <text:p text:style-name="P19"/>
      <text:p text:style-name="P19">different currencies for different economy zones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2">APPLICATION</text:p>
      <text:p text:style-name="P22"/>
      <text:list xml:id="list6757328440869710035" text:style-name="L1">
        <text:list-item>
          <text:p text:style-name="P23">core application</text:p>
          <text:list>
            <text:list-item>
              <text:p text:style-name="P24">in<text:span text:style-name="T4">stall handler</text:span></text:p>
            </text:list-item>
            <text:list-item>
              <text:p text:style-name="P24">plugin loader</text:p>
              <text:list>
                <text:list-item>
                  <text:p text:style-name="P1"><text:span text:style-name="T6">to load plugins inserts plugin config into „plugins.d“ </text:span><text:span text:style-name="T7">directory</text:span></text:p>
                </text:list-item>
              </text:list>
            </text:list-item>
            <text:list-item>
              <text:p text:style-name="P28">hot server restart</text:p>
            </text:list-item>
            <text:list-item>
              <text:p text:style-name="P29"><text:span text:style-name="T10">main </text:span>configura<text:span text:style-name="T10">tion</text:span></text:p>
              <text:list>
                <text:list-item>
                  <text:p text:style-name="P20">currenc<text:span text:style-name="T9">y</text:span></text:p>
                </text:list-item>
                <text:list-item>
                  <text:p text:style-name="P29">economy zone</text:p>
                </text:list-item>
                <text:list-item>
                  <text:p text:style-name="P29">dbic</text:p>
                </text:list-item>
                <text:list-item>
                  <text:p text:style-name="P29">template</text:p>
                </text:list-item>
              </text:list>
            </text:list-item>
          </text:list>
        </text:list-item>
        <text:list-item>
          <text:p text:style-name="P24">plugins</text:p>
          <text:list>
            <text:list-item>
              <text:p text:style-name="P24">administrative backend</text:p>
              <text:list>
                <text:list-item>
                  <text:p text:style-name="P24">user management</text:p>
                </text:list-item>
                <text:list-item>
                  <text:p text:style-name="P24">stock management</text:p>
                </text:list-item>
                <text:list-item>
                  <text:p text:style-name="P21">currencies <text:span text:style-name="T8">management</text:span></text:p>
                </text:list-item>
                <text:list-item>
                  <text:p text:style-name="P24">stock order</text:p>
                </text:list-item>
                <text:list-item>
                  <text:p text:style-name="P30">dataexchange</text:p>
                  <text:list>
                    <text:list-item>
                      <text:p text:style-name="P30">import</text:p>
                      <text:list>
                        <text:list-item>
                          <text:p text:style-name="P24"><text:span text:style-name="T11">csv </text:span>product</text:p>
                        </text:list-item>
                        <text:list-item>
                          <text:p text:style-name="P24"><text:span text:style-name="T11">csv </text:span>commudity group</text:p>
                        </text:list-item>
                        <text:list-item>
                          <text:p text:style-name="P24"><text:span text:style-name="T11">csv ...</text:span></text:p>
                        </text:list-item>
                      </text:list>
                    </text:list-item>
                    <text:list-item>
                      <text:p text:style-name="P30">export</text:p>
                      <text:list>
                        <text:list-item>
                          <text:p text:style-name="P30">csv receipts</text:p>
                        </text:list-item>
                        <text:list-item>
                          <text:p text:style-name="P30">csv pricelist</text:p>
                        </text:list-item>
                        <text:list-item>
                          <text:p text:style-name="P30">csv …</text:p>
                        </text:list-item>
                      </text:list>
                    </text:list-item>
                    <text:list-item>
                      <text:p text:style-name="P30">web connectors</text:p>
                    </text:list-item>
                    <text:list-item>
                      <text:p text:style-name="P30">sap interface</text:p>
                    </text:list-item>
                    <text:list-item>
                      <text:p text:style-name="P30">...</text:p>
                    </text:list-item>
                  </text:list>
                </text:list-item>
                <text:list-item>
                  <text:p text:style-name="P24">assortment management</text:p>
                  <text:list>
                    <text:list-item>
                      <text:p text:style-name="P24">season assor<text:span text:style-name="T12">t</text:span>ment</text:p>
                    </text:list-item>
                    <text:list-item>
                      <text:p text:style-name="P25">season <text:span text:style-name="T12">end </text:span>assor<text:span text:style-name="T12">t</text:span>ment<text:span text:style-name="T12">s</text:span></text:p>
                    </text:list-item>
                    <text:list-item>
                      <text:p text:style-name="P25">...</text:p>
                    </text:list-item>
                  </text:list>
                </text:list-item>
              </text:list>
            </text:list-item>
            <text:list-item>
              <text:p text:style-name="P24">customer backend</text:p>
              <text:list>
                <text:list-item>
                  <text:p text:style-name="P24">multi customer management</text:p>
                </text:list-item>
                <text:list-item>
                  <text:p text:style-name="P24">wishlist</text:p>
                </text:list-item>
                <text:list-item>
                  <text:p text:style-name="P24">order wizzard</text:p>
                </text:list-item>
                <text:list-item>
                  <text:p text:style-name="P24">cart</text:p>
                </text:list-item>
                <text:list-item>
                  <text:p text:style-name="P26">… <text:span text:style-name="T5">(see list above) ...</text:span></text:p>
                </text:list-item>
              </text:list>
            </text:list-item>
            <text:list-item>
              <text:p text:style-name="P24">customer frontend</text:p>
              <text:list>
                <text:list-item>
                  <text:p text:style-name="P24">product list</text:p>
                </text:list-item>
                <text:list-item>
                  <text:p text:style-name="P24">commudity group list</text:p>
                </text:list-item>
                <text:list-item>
                  <text:p text:style-name="P24">…</text:p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13">URLs</text:p>
      <text:p text:style-name="P13"/>
      <text:list xml:id="list3518305597405533467" text:style-name="L2">
        <text:list-item>
          <text:p text:style-name="P14">customer frontend</text:p>
          <text:list>
            <text:list-item>
              <text:p text:style-name="P31">cart content /cart</text:p>
            </text:list-item>
            <text:list-item>
              <text:p text:style-name="P31">assortments /assortment || /assortment/&lt;number&gt;</text:p>
            </text:list-item>
            <text:list-item>
              <text:p text:style-name="P31">commundity group<text:span text:style-name="T13">s</text:span></text:p>
              <text:list>
                <text:list-item>
                  <text:p text:style-name="P32"><text:span text:style-name="T14">detail</text:span> /commundity_group/&lt;number&gt;</text:p>
                </text:list-item>
                <text:list-item>
                  <text:p text:style-name="P32"><text:span text:style-name="T14">detail wildcard </text:span>/commundity_group/&lt;number&gt;/<text:span text:style-name="T13">&lt;.*&gt;</text:span>/&lt;number&gt;</text:p>
                </text:list-item>
              </text:list>
            </text:list-item>
            <text:list-item>
              <text:p text:style-name="P31">product detail /product/&lt;number&gt;</text:p>
            </text:list-item>
            <text:list-item>
              <text:p text:style-name="P33">organizational units</text:p>
              <text:list>
                <text:list-item>
                  <text:p text:style-name="P33">product available /organizational_unit/product/&lt;number&gt;</text:p>
                </text:list-item>
              </text:list>
            </text:list-item>
          </text:list>
        </text:list-item>
        <text:list-item>
          <text:p text:style-name="P14">customer backend</text:p>
          <text:list>
            <text:list-item>
              <text:p text:style-name="P34">wishlist /wishlist</text:p>
            </text:list-item>
            <text:list-item>
              <text:p text:style-name="P34">manage customer /manage_customer</text:p>
            </text:list-item>
            <text:list-item>
              <text:p text:style-name="P34">order wizzard </text:p>
              <text:list>
                <text:list-item>
                  <text:p text:style-name="P35">address /order_wizzard/addresses</text:p>
                </text:list-item>
                <text:list-item>
                  <text:p text:style-name="P36"><text:span text:style-name="T21">loyalty</text:span> /order_wizzard/<text:span text:style-name="T21">loyalty</text:span></text:p>
                </text:list-item>
                <text:list-item>
                  <text:p text:style-name="P34">payment /order_wizzard/payment</text:p>
                </text:list-item>
                <text:list-item>
                  <text:p text:style-name="P37">fin<text:span text:style-name="T22">alize</text:span> /<text:span text:style-name="T15">order_wizzard/</text:span>fin<text:span text:style-name="T22">alize</text:span></text:p>
                </text:list-item>
                <text:list-item>
                  <text:p text:style-name="P37">receipt /<text:span text:style-name="T15">order_wizzard/</text:span>receipt</text:p>
                </text:list-item>
                <text:list-item>
                  <text:p text:style-name="P38">re<text:span text:style-name="T23">views</text:span> /<text:span text:style-name="T15">order_wizzard/</text:span>re<text:span text:style-name="T23">views</text:span></text:p>
                </text:list-item>
              </text:list>
            </text:list-item>
          </text:list>
        </text:list-item>
        <text:list-item>
          <text:p text:style-name="P14">administrative backend</text:p>
          <text:list>
            <text:list-item>
              <text:p text:style-name="P39">same like above but with generated token link /&lt;gentoken&gt;/&lt;<text:span text:style-name="T16">unit</text:span>&gt;</text:p>
            </text:list-item>
            <text:list-item>
              <text:p text:style-name="P40">units</text:p>
              <text:list>
                <text:list-item>
                  <text:p text:style-name="P40">core data</text:p>
                  <text:list>
                    <text:list-item>
                      <text:p text:style-name="P40">products</text:p>
                    </text:list-item>
                    <text:list-item>
                      <text:p text:style-name="P40">commodity groups</text:p>
                    </text:list-item>
                    <text:list-item>
                      <text:p text:style-name="P40">assortments</text:p>
                    </text:list-item>
                    <text:list-item>
                      <text:p text:style-name="P41">organizational units</text:p>
                    </text:list-item>
                    <text:list-item>
                      <text:p text:style-name="P41">...</text:p>
                    </text:list-item>
                  </text:list>
                </text:list-item>
                <text:list-item>
                  <text:p text:style-name="P40">customer receipts</text:p>
                  <text:list>
                    <text:list-item>
                      <text:p text:style-name="P40">orders</text:p>
                    </text:list-item>
                    <text:list-item>
                      <text:p text:style-name="P40">receipts</text:p>
                    </text:list-item>
                    <text:list-item>
                      <text:p text:style-name="P40">retoure</text:p>
                    </text:list-item>
                    <text:list-item>
                      <text:p text:style-name="P48"><text:bookmark text:name="result_box1"/>delivery note</text:p>
                    </text:list-item>
                    <text:list-item>
                      <text:p text:style-name="P48"><text:bookmark text:name="result_box2"/>refunds</text:p>
                    </text:list-item>
                    <text:list-item>
                      <text:p text:style-name="P48">statuses</text:p>
                    </text:list-item>
                    <text:list-item>
                      <text:p text:style-name="P40"><text:span text:style-name="T17">order message</text:span></text:p>
                    </text:list-item>
                  </text:list>
                </text:list-item>
                <text:list-item>
                  <text:p text:style-name="P41"><text:span text:style-name="T17">customer</text:span></text:p>
                  <text:list>
                    <text:list-item>
                      <text:p text:style-name="P41"><text:span text:style-name="T17">customer</text:span></text:p>
                    </text:list-item>
                    <text:list-item>
                      <text:p text:style-name="P41"><text:span text:style-name="T17">addresses</text:span></text:p>
                    </text:list-item>
                    <text:list-item>
                      <text:p text:style-name="P41"><text:span text:style-name="T17">groups</text:span></text:p>
                    </text:list-item>
                    <text:list-item>
                      <text:p text:style-name="P41"><text:span text:style-name="T17">carts</text:span></text:p>
                    </text:list-item>
                    <text:list-item>
                      <text:p text:style-name="P41"><text:span text:style-name="T17">customer threads</text:span></text:p>
                    </text:list-item>
                    <text:list-item>
                      <text:p text:style-name="P41"><text:span text:style-name="T17">contacts</text:span></text:p>
                    </text:list-item>
                    <text:list-item>
                      <text:p text:style-name="P41"><text:span text:style-name="T17">genders</text:span></text:p>
                    </text:list-item>
                  </text:list>
                </text:list-item>
                <text:list-item>
                  <text:p text:style-name="P41"><text:span text:style-name="T17">price rules</text:span></text:p>
                  <text:list>
                    <text:list-item>
                      <text:p text:style-name="P41"><text:span text:style-name="T17">cart rules</text:span></text:p>
                    </text:list-item>
                    <text:list-item>
                      <text:p text:style-name="P41"><text:soft-page-break/><text:span text:style-name="T17">specific rules</text:span></text:p>
                    </text:list-item>
                  </text:list>
                </text:list-item>
                <text:list-item>
                  <text:p text:style-name="P41"><text:span text:style-name="T17">plugins</text:span></text:p>
                  <text:list>
                    <text:list-item>
                      <text:p text:style-name="P41"><text:span text:style-name="T20">CPAN </text:span><text:span text:style-name="T19">install</text:span></text:p>
                    </text:list-item>
                    <text:list-item>
                      <text:p text:style-name="P41"><text:span text:style-name="T17">manual install</text:span></text:p>
                    </text:list-item>
                    <text:list-item>
                      <text:p text:style-name="P41"><text:span text:style-name="T17">positions / cms</text:span></text:p>
                    </text:list-item>
                  </text:list>
                </text:list-item>
                <text:list-item>
                  <text:p text:style-name="P41"><text:span text:style-name="T17">carriers</text:span></text:p>
                  <text:list>
                    <text:list-item>
                      <text:p text:style-name="P41"><text:span text:style-name="T17">carriers</text:span></text:p>
                    </text:list-item>
                    <text:list-item>
                      <text:p text:style-name="P41"><text:span text:style-name="T17">shipping</text:span></text:p>
                    </text:list-item>
                  </text:list>
                </text:list-item>
                <text:list-item>
                  <text:p text:style-name="P41"><text:span text:style-name="T17">preferences</text:span></text:p>
                  <text:list>
                    <text:list-item>
                      <text:p text:style-name="P41"><text:span text:style-name="T17">common</text:span></text:p>
                    </text:list-item>
                    <text:list-item>
                      <text:p text:style-name="P41"><text:span text:style-name="T17">order</text:span></text:p>
                    </text:list-item>
                    <text:list-item>
                      <text:p text:style-name="P41"><text:span text:style-name="T17">products</text:span></text:p>
                    </text:list-item>
                    <text:list-item>
                      <text:p text:style-name="P41"><text:span text:style-name="T17">customer</text:span></text:p>
                    </text:list-item>
                    <text:list-item>
                      <text:p text:style-name="P41"><text:span text:style-name="T17">template</text:span></text:p>
                    </text:list-item>
                    <text:list-item>
                      <text:p text:style-name="P41"><text:span text:style-name="T17">meta (SEO / URL)</text:span></text:p>
                    </text:list-item>
                    <text:list-item>
                      <text:p text:style-name="P41"><text:span text:style-name="T17">cms pages</text:span></text:p>
                    </text:list-item>
                    <text:list-item>
                      <text:p text:style-name="P41"><text:span text:style-name="T17">pics</text:span></text:p>
                    </text:list-item>
                    <text:list-item>
                      <text:p text:style-name="P41"><text:span text:style-name="T17">search config</text:span></text:p>
                    </text:list-item>
                  </text:list>
                </text:list-item>
                <text:list-item>
                  <text:p text:style-name="P41"><text:span text:style-name="T17">stats</text:span></text:p>
                  <text:list>
                    <text:list-item>
                      <text:p text:style-name="P41"><text:span text:style-name="T17">best products</text:span></text:p>
                    </text:list-item>
                    <text:list-item>
                      <text:p text:style-name="P41"><text:span text:style-name="T17">best categories</text:span></text:p>
                    </text:list-item>
                    <text:list-item>
                      <text:p text:style-name="P41"><text:span text:style-name="T17">best suppliers</text:span></text:p>
                    </text:list-item>
                    <text:list-item>
                      <text:p text:style-name="P41"><text:span text:style-name="T17">best customers</text:span></text:p>
                    </text:list-item>
                    <text:list-item>
                      <text:p text:style-name="P41"><text:span text:style-name="T17">visits</text:span></text:p>
                    </text:list-item>
                    <text:list-item>
                      <text:p text:style-name="P41"><text:span text:style-name="T17">catalog</text:span></text:p>
                    </text:list-item>
                  </text:list>
                </text:list-item>
              </text:list>
            </text:list-item>
            <text:list-item>
              <text:p text:style-name="P42"><text:span text:style-name="T17">user settings</text:span></text:p>
            </text:list-item>
            <text:list-item>
              <text:p text:style-name="P42"><text:span text:style-name="T17">messages</text:span></text:p>
            </text:list-item>
            <text:list-item>
              <text:p text:style-name="P42"><text:span text:style-name="T17">frontend direct link</text:span></text:p>
            </text:list-item>
            <text:list-item>
              <text:p text:style-name="P43"><text:span text:style-name="T18">front end </text:span><text:span text:style-name="T17">live edi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officeooo:rsid="00198950" officeooo:paragraph-rsid="0062596b"/>
    </style:style>
    <style:style style:name="MT1" style:family="text">
      <style:text-properties fo:font-size="14pt" fo:font-weight="bold" officeooo:rsid="0060ed6b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65cm" fo:margin-bottom="0.51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7cm" fo:margin-bottom="0.499cm"/>
      </style:header-style>
      <style:footer-style>
        <style:header-footer-properties svg:height="1.48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0.219cm" svg:y="-0.265cm" svg:width="3.32cm" svg:height="2.628cm" draw:z-index="7"><draw:image xlink:href="Pictures/100002010000007300000065681EB079.png" xlink:type="simple" xlink:show="embed" xlink:actuate="onLoad"/></draw:frame></text:p>
        <text:p text:style-name="MP1"><text:span text:style-name="MT1">features and functions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Zieschang</meta:initial-creator>
    <meta:creation-date>2015-03-19T09:25:51.232297083</meta:creation-date>
    <dc:date>2015-03-28T16:51:20.351068810</dc:date>
    <dc:creator>Mario Zieschang</dc:creator>
    <meta:editing-duration>PT2H8S</meta:editing-duration>
    <meta:editing-cycles>71</meta:editing-cycles>
    <meta:generator>LibreOffice/4.3.3.2$Linux_X86_64 LibreOffice_project/430m0$Build-2</meta:generator>
    <meta:document-statistic meta:table-count="0" meta:image-count="1" meta:object-count="0" meta:page-count="10" meta:paragraph-count="161" meta:word-count="1912" meta:character-count="11915" meta:non-whitespace-character-count="10181"/>
  </office:meta>
</office:document-meta>
</file>